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8c3" officeooo:paragraph-rsid="0018a8c3"/>
    </style:style>
    <style:style style:name="P2" style:family="paragraph" style:parent-style-name="Standard">
      <style:text-properties officeooo:rsid="001ae4fd" officeooo:paragraph-rsid="001ae4fd"/>
    </style:style>
    <style:style style:name="P3" style:family="paragraph" style:parent-style-name="Standard">
      <style:text-properties officeooo:rsid="0019003d" officeooo:paragraph-rsid="0019003d"/>
    </style:style>
    <style:style style:name="P4" style:family="paragraph" style:parent-style-name="Standard">
      <style:text-properties officeooo:rsid="0018a8c3" officeooo:paragraph-rsid="001c86ee"/>
    </style:style>
    <style:style style:name="T1" style:family="text">
      <style:text-properties officeooo:rsid="001f0578"/>
    </style:style>
    <style:style style:name="T2" style:family="text">
      <style:text-properties officeooo:rsid="001d7ef7"/>
    </style:style>
    <style:style style:name="T3" style:family="text">
      <style:text-properties officeooo:rsid="001c86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:Osoby</text:p>
      <text:p text:style-name="P1">id_osoby(K)<text:tab/>imie<text:tab/>nazwisko<text:tab/>plec</text:p>
      <text:p text:style-name="P1"/>
      <text:p text:style-name="P1">Komentarze:lu</text:p>
      <text:p text:style-name="P1"/>
      <text:p text:style-name="P2">Tabela:Książki</text:p>
      <text:p text:style-name="P2">id_ksiazki,nr_isbn,nr_egzemplarza,tytul,autor</text:p>
      <text:p text:style-name="P2"/>
      <text:p text:style-name="P1">Tabela:Wypozyczenia</text:p>
      <text:p text:style-name="P1">id_wypozyczenia(K)<text:tab/>id_osoby<text:tab/>data_wypozyczenia<text:tab/>nr_isbn<text:tab/>nr_egzemplarza</text:p>
      <text:p text:style-name="P1"/>
      <text:p text:style-name="P1">Tabela:Zwroty</text:p>
      <text:p text:style-name="P1">id_wypozyczenia<text:tab/>data_zwrotu<text:tab/></text:p>
      <text:p text:style-name="P1"/>
      <text:p text:style-name="P1">Tabela:Kary</text:p>
      <text:p text:style-name="P1">id_wypozyczenia<text:tab/>ile_do_zaplaty</text:p>
      <text:p text:style-name="P1"/>
      <text:p text:style-name="P3">Tabela:Konta (do ustalenia czy robimy)</text:p>
      <text:p text:style-name="P3"/>
      <text:p text:style-name="P3"/>
      <text:p text:style-name="P3"/>
      <text:p text:style-name="P3">Plany:</text:p>
      <text:p text:style-name="P3">→nie można wypozyczyć książki jeśli jest więcej niż 5 wypozyczonych lub jest nieuregulowana kara (trigger)</text:p>
      <text:p text:style-name="P3">→ 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ROP DATABASE IF EXISTS biblioteka;</text:p>
      <text:p text:style-name="P1">CREATE DATABASE biblioteka;</text:p>
      <text:p text:style-name="P1">\c biblioteka;</text:p>
      <text:p text:style-name="P1"/>
      <text:p text:style-name="P1">-- =============================================</text:p>
      <text:p text:style-name="P1">-- 2️⃣ Tworzenie tabel</text:p>
      <text:p text:style-name="P1">-- =============================================</text:p>
      <text:p text:style-name="P1"/>
      <text:p text:style-name="P1">-- Tabela OSOBY</text:p>
      <text:p text:style-name="P1">CREATE TABLE osoby (</text:p>
      <text:p text:style-name="P1"><text:s text:c="4"/>id_osoby INT PRIMARY KEY,</text:p>
      <text:p text:style-name="P1"><text:s text:c="4"/>imie VARCHAR(50) NOT NULL,</text:p>
      <text:p text:style-name="P1"><text:s text:c="4"/>nazwisko VARCHAR(50) NOT NULL,</text:p>
      <text:p text:style-name="P1"><text:s text:c="4"/>plec VARCHAR(15) CHECK (plec IN ('MEZCZYZNA', 'KOBIETA', 'NIEOKRESLONY'))</text:p>
      <text:p text:style-name="P1">);</text:p>
      <text:p text:style-name="P1"/>
      <text:p text:style-name="P1">-- Tabela KSIAZKI</text:p>
      <text:p text:style-name="P1">CREATE TABLE ksiazki (</text:p>
      <text:p text:style-name="P1"><text:s text:c="4"/>id_ksiazki INT PRIMARY KEY,</text:p>
      <text:p text:style-name="P1"><text:s text:c="4"/>nr_isbn VARCHAR(20) NOT NULL,</text:p>
      <text:p text:style-name="P1"><text:s text:c="4"/>nr_egzemplarza INT NOT NULL,</text:p>
      <text:p text:style-name="P1"><text:s text:c="4"/>tytul VARCHAR(255) NOT NULL,</text:p>
      <text:p text:style-name="P1"><text:s text:c="4"/>autor VARCHAR(255) NOT NULL,</text:p>
      <text:p text:style-name="P1"><text:s text:c="4"/>CONSTRAINT unikalny_egzemplarz UNIQUE (nr_isbn, nr_egzemplarza)</text:p>
      <text:p text:style-name="P1">);</text:p>
      <text:p text:style-name="P1"/>
      <text:p text:style-name="P1">-- Tabela WYPOZYCZENIA</text:p>
      <text:p text:style-name="P1">CREATE TABLE wypozyczenia (</text:p>
      <text:p text:style-name="P1"><text:s text:c="4"/>id_wypozyczenia INT PRIMARY KEY,</text:p>
      <text:p text:style-name="P1"><text:s text:c="4"/>id_osoby INT NOT NULL,</text:p>
      <text:p text:style-name="P1"><text:s text:c="4"/>id_ksiazki INT NOT NULL UNIQUE,</text:p>
      <text:p text:style-name="P1"><text:s text:c="4"/>data_wypozyczenia DATE NOT NULL,</text:p>
      <text:p text:style-name="P1"><text:s text:c="4"/>CONSTRAINT fk_osoba FOREIGN KEY (id_osoby)</text:p>
      <text:p text:style-name="P1"><text:s text:c="8"/>REFERENCES osoby(id_osoby) ON DELETE CASCADE,</text:p>
      <text:p text:style-name="P1"><text:s text:c="4"/>CONSTRAINT fk_ksiazka FOREIGN KEY (id_ksiazki)</text:p>
      <text:p text:style-name="P1"><text:s text:c="8"/>REFERENCES ksiazki(id_ksiazki) ON DELETE CASCADE</text:p>
      <text:p text:style-name="P1">);</text:p>
      <text:p text:style-name="P1"/>
      <text:p text:style-name="P1">-- Tabela ZWROTY</text:p>
      <text:p text:style-name="P1">CREATE TABLE zwroty (</text:p>
      <text:p text:style-name="P1"><text:s text:c="4"/>id_wypozyczenia INT PRIMARY KEY,</text:p>
      <text:p text:style-name="P1"><text:s text:c="4"/>data_zwrotu DATE NOT NULL,</text:p>
      <text:p text:style-name="P1"><text:s text:c="4"/>CONSTRAINT fk_wypozyczenie FOREIGN KEY (id_wypozyczenia)</text:p>
      <text:p text:style-name="P1"><text:s text:c="8"/>REFERENCES wypozyczenia(id_wypozyczenia) ON DELETE CASCADE</text:p>
      <text:p text:style-name="P1">);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\copy osoby(id_osoby, imie, nazwisko, plec) FROM '<text:a xlink:type="simple" xlink:href="../../../../Semestr" text:style-name="Internet_20_link" text:visited-style-name="Visited_20_Internet_20_Link">C:/Users/kerem/OneDrive/Desktop/Studia/Semestr</text:a> 3/bazy_danych/projekt/bazydanych/dane/pliki_csv/osoby.csv' DELIMITER ',' CSV HEADER ENCODING '<text:span text:style-name="T1">UTF8</text:span>';</text:p>
      <text:p text:style-name="P1"/>
      <text:p text:style-name="P4">\copy ksiazki<text:span text:style-name="T2">(id_ksiazki,nr_isbn,nr_egzemplarza,tytul,autor)</text:span> FROM 'C:/Users/kerem/OneDrive/Desktop/Studia/Semestr 3/bazy_danych/projekt/bazydanych/dane/pliki_csv/ksiazki.csv' DELIMITER ',' CSV HEADER <text:span text:style-name="T3">encoding ‘UTF8’</text:span>;</text:p>
      <text:p text:style-name="P1"/>
      <text:p text:style-name="P4">\copy wypozyczenia_staging(id_wypozyczenia,id_osoby,data_wypozyczenia,id_ksiazki) FROM '<text:a xlink:type="simple" xlink:href="../../../../Semestr" text:style-name="Internet_20_link" text:visited-style-name="Visited_20_Internet_20_Link">C:/Users/kerem/OneDrive/Desktop/Studia/Semestr</text:a> 3/bazy_danych/projekt/bazydanych/dane/pliki_csv/wypozyczenia.csv' DELIMITER ',' CSV HEADER ENCODING '<text:span text:style-name="T1">UTF8</text:span>';</text:p>
      <text:p text:style-name="P1"/>
      <text:p text:style-name="P1">\copy zwroty<text:span text:style-name="T2">(id_wypozyczenia,data_zwrotu)</text:span> FROM 'C:/Users/kerem/OneDrive/Desktop/Studia/Semestr 3/bazy_danych/projekt/bazydanych/dane/pliki_csv/zwroty.csv' DELIMITER ',' CSV HEADER <text:span text:style-name="T3">encoding ‘UTF8’</text:span>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23:14:53.670848900</meta:creation-date>
    <meta:editing-duration>PT52M38S</meta:editing-duration>
    <meta:editing-cycles>4</meta:editing-cycles>
    <meta:generator>LibreOffice/25.2.5.2$Windows_X86_64 LibreOffice_project/03d19516eb2e1dd5d4ccd751a0d6f35f35e08022</meta:generator>
    <dc:date>2025-10-20T15:05:37.640758800</dc:date>
    <meta:document-statistic meta:table-count="0" meta:image-count="0" meta:object-count="0" meta:page-count="3" meta:paragraph-count="59" meta:word-count="239" meta:character-count="2573" meta:non-whitespace-character-count="2291"/>
  </office:meta>
</office:document-meta>
</file>